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Open Sans" svg:font-family="'Open Sans', Verdana, Tahoma, serif"/>
    <style:font-face style:name="Segoe UI" svg:font-family="'Segoe UI', system-ui, apple-system, sans-serif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 fo:font-size="16.1000003814697pt" fo:font-weight="bold" officeooo:rsid="001456ee" officeooo:paragraph-rsid="001456e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" style:family="paragraph" style:parent-style-name="Heading_20_2">
      <style:paragraph-properties fo:line-height="150%" fo:text-align="center" style:justify-single-word="false"/>
      <style:text-properties style:font-name="Ubuntu" fo:font-size="16.1000003814697pt" fo:font-weight="bold" officeooo:rsid="001eeb6c" officeooo:paragraph-rsid="001eeb6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" style:family="paragraph" style:parent-style-name="Standard">
      <style:paragraph-properties fo:line-height="150%"/>
      <style:text-properties fo:color="#000000" loext:opacity="100%" style:font-name="Ubuntu" fo:font-size="14pt" officeooo:paragraph-rsid="000b432a" style:font-size-asian="14pt" style:font-size-complex="14pt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fo:font-style="normal" fo:background-color="transparent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fo:background-color="transparent" style:font-size-asian="14pt" style:font-style-asian="normal" style:font-size-complex="14pt" style:font-style-complex="normal"/>
    </style:style>
    <style:style style:name="P8" style:family="paragraph" style:parent-style-name="Text_20_body">
      <style:paragraph-properties fo:line-height="150%"/>
      <style:text-properties fo:color="#000000" loext:opacity="100%" style:font-name="Ubuntu" fo:font-size="14pt" fo:font-style="normal" fo:background-color="transparent" style:font-size-asian="14pt" style:font-style-asian="normal" style:font-size-complex="14pt" style:font-style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officeooo:paragraph-rsid="0022b4ef" fo:background-color="transparent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officeooo:paragraph-rsid="0022eeed" fo:background-color="transparent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officeooo:paragraph-rsid="00245896" fo:background-color="transparent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fo:background-color="transparent" style:font-size-asian="14pt" style:font-style-asian="normal" style:font-size-complex="14pt" style:font-style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fo:background-color="transparent" style:font-size-asian="14pt" style:font-style-asian="normal" style:font-size-complex="14pt" style:font-style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fo:background-color="transparent" style:font-size-asian="14pt" style:font-style-asian="normal" style:font-size-complex="14pt" style:font-style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officeooo:rsid="0022b4ef" officeooo:paragraph-rsid="0022b4ef" fo:background-color="transparent" style:font-size-asian="14pt" style:font-style-asian="normal" style:font-size-complex="14pt" style:font-style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officeooo:rsid="0022b4ef" officeooo:paragraph-rsid="0022b4ef" fo:background-color="#dddddd" style:font-size-asian="14pt" style:font-style-asian="normal" style:font-size-complex="14pt" style:font-style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245896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color="#000000" loext:opacity="100%" style:font-name="Ubuntu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color="#000000" loext:opacity="100%" style:font-name="Ubuntu" fo:font-size="14pt" fo:font-style="normal" fo:background-color="transparent" style:font-size-asian="14pt" style:font-style-asian="normal" style:font-size-complex="14pt" style:font-style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color="#000000" loext:opacity="100%" style:font-name="Ubuntu" fo:font-size="14pt" officeooo:paragraph-rsid="0022eeed" fo:background-color="transparent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color="#000000" loext:opacity="100%" style:font-name="Ubuntu" fo:font-size="14pt" officeooo:rsid="0022eeed" officeooo:paragraph-rsid="0022eeed" fo:background-color="transparent" style:font-size-asian="14pt" style:font-size-complex="14pt"/>
    </style:style>
    <style:style style:name="P25" style:family="paragraph" style:parent-style-name="Text_20_body">
      <style:paragraph-properties fo:margin-top="0cm" fo:margin-bottom="0cm" style:contextual-spacing="false"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18990d" fo:background-color="transparent" style:font-size-asian="14pt" style:font-style-asian="normal" style:font-size-complex="14pt" style:font-style-complex="normal"/>
    </style:style>
    <style:style style:name="P26" style:family="paragraph" style:parent-style-name="Text_20_body">
      <style:paragraph-properties fo:margin-top="0cm" fo:margin-bottom="0cm" style:contextual-spacing="false" fo:line-height="150%"/>
      <style:text-properties fo:color="#000000" loext:opacity="100%" style:font-name="Ubuntu" fo:font-size="14pt" fo:font-style="normal" fo:background-color="transparent" style:font-size-asian="14pt" style:font-style-asian="normal" style:font-size-complex="14pt" style:font-style-complex="normal"/>
    </style:style>
    <style:style style:name="T1" style:family="text"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0217f" style:font-size-asian="14pt" style:font-size-complex="14pt"/>
    </style:style>
    <style:style style:name="T3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2b389" style:font-size-asian="14pt" style:font-size-complex="14pt"/>
    </style:style>
    <style:style style:name="T4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60184" style:font-size-asian="14pt" style:font-size-complex="14pt"/>
    </style:style>
    <style:style style:name="T5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2eeed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64c71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2b4ef" fo:background-color="#dddddd" loext:char-shading-value="0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000000" loext:opacity="100%" style:font-name="Ubuntu" fo:font-size="14pt" fo:letter-spacing="normal" fo:font-style="normal" fo:font-weight="bold" officeooo:rsid="00264c71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loext:opacity="100%" style:font-name="Ubuntu" fo:font-size="14pt" fo:letter-spacing="normal" fo:font-style="normal" fo:font-weight="bold" officeooo:rsid="0022eeed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loext:opacity="100%" style:font-name="Ubuntu" fo:font-size="14pt" fo:letter-spacing="normal" fo:font-weight="normal" officeooo:rsid="0010217f" style:font-size-asian="14pt" style:font-size-complex="14pt"/>
    </style:style>
    <style:style style:name="T13" style:family="text">
      <style:text-properties fo:font-variant="normal" fo:text-transform="none" fo:color="#000000" loext:opacity="100%" style:font-name="Ubuntu" fo:font-size="14pt" fo:letter-spacing="normal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000000" loext:opacity="100%" style:font-name="Ubuntu" fo:font-size="14pt" fo:font-style="normal" fo:font-weight="normal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10217f"/>
    </style:style>
    <style:style style:name="T17" style:family="text">
      <style:text-properties fo:font-variant="normal" fo:text-transform="none" fo:letter-spacing="normal" fo:font-style="normal" fo:font-weight="normal" officeooo:rsid="0022eeed"/>
    </style:style>
    <style:style style:name="T18" style:family="text">
      <style:text-properties fo:font-variant="normal" fo:text-transform="none" fo:letter-spacing="normal" fo:font-weight="normal" officeooo:rsid="0010217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2eeed" style:font-weight-asian="bold" style:font-weight-complex="bold"/>
    </style:style>
    <style:style style:name="T21" style:family="text">
      <style:text-properties fo:font-weight="bold" officeooo:rsid="00264c71" style:font-weight-asian="bold" style:font-weight-complex="bold"/>
    </style:style>
    <style:style style:name="T22" style:family="text">
      <style:text-properties fo:font-weight="bold" officeooo:rsid="0022b4ef" style:font-style-asian="normal" style:font-weight-asian="bold" style:font-style-complex="normal" style:font-weight-complex="bold"/>
    </style:style>
    <style:style style:name="T23" style:family="text">
      <style:text-properties officeooo:rsid="0010217f"/>
    </style:style>
    <style:style style:name="T24" style:family="text">
      <style:text-properties officeooo:rsid="0011ecbd"/>
    </style:style>
    <style:style style:name="T25" style:family="text">
      <style:text-properties officeooo:rsid="00228d44"/>
    </style:style>
    <style:style style:name="T26" style:family="text">
      <style:text-properties officeooo:rsid="0022b4ef"/>
    </style:style>
    <style:style style:name="T27" style:family="text">
      <style:text-properties officeooo:rsid="0022eeed"/>
    </style:style>
    <style:style style:name="T28" style:family="text">
      <style:text-properties officeooo:rsid="0022b4ef" style:font-style-asian="normal" style:font-style-complex="normal"/>
    </style:style>
    <style:style style:name="T29" style:family="text">
      <style:text-properties officeooo:rsid="0022b4ef" fo:background-color="#dddddd" loext:char-shading-value="0" style:font-style-asian="normal" style:font-style-complex="normal"/>
    </style:style>
    <style:style style:name="T30" style:family="text">
      <style:text-properties officeooo:rsid="00264c71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ouch</text:h>
      <text:p text:style-name="P5"><text:span text:style-name="T15">As telas sensíveis ao toque estão disponíveis em mais e mais dispositivos, desde telefones até telas de desktop. Quando seus usuários optarem por interagir com sua IU, seu aplicativo deve responder ao toque de maneira intuitiva </text:span><text:span text:style-name="T16">e bonita</text:span><text:span text:style-name="T15">.</text:span></text:p>
      <text:h text:style-name="P1" text:outline-level="2">Responder aos estados do elemento</text:h>
      <text:p text:style-name="P9"><text:span text:style-name="T24">A</text:span>lterar a cor de um elemento à medida que os usuários tocam ou interagem com partes de sua interface do usuário oferece uma garantia básica de que seu site está funcionando. Isso não apenas alivia a frustração, mas também pode dar uma sensação rápida e responsiva.</text:p>
      <text:p text:style-name="P18"><text:span text:style-name="T1"/></text:p>
      <text:p text:style-name="P18"><text:span text:style-name="T1">Os elementos DOM podem herdar qualquer um dos seguintes estados: default, focus, hover e active. Para alterar nossa interface do usuário para cada um desses estados, precisamos aplicar estilos às seguintes pseudoclasses :</text:span><text:span text:style-name="T2">hover,</text:span><text:span text:style-name="T1"> :</text:span><text:span text:style-name="T2">focus, :active.</text:span></text:p>
      <text:p text:style-name="P18"><text:span text:style-name="T2"/></text:p>
      <text:p text:style-name="P18"><text:span text:style-name="T2">Na maioria dos navegadores móveis, os estados </text:span><text:span text:style-name="Emphasis"><text:span text:style-name="T12">de focalização </text:span></text:span><text:span text:style-name="T2">e/ou </text:span><text:span text:style-name="Emphasis"><text:span text:style-name="T12">foco </text:span></text:span><text:span text:style-name="T2">serão aplicados a um elemento depois que ele for tocado. </text:span><text:span text:style-name="T3">Por isso, c</text:span><text:span text:style-name="T1">onsidere cuidadosamente quais estilos você define e como eles parecerão para o usuário depois de terminar o toque.</text:span></text:p>
      <text:h text:style-name="P3" text:outline-level="2">Desativando seleção de usuário</text:h>
      <text:p text:style-name="P21"><text:span text:style-name="T16">Quando você está criando sua interface do usuário, pode haver cenários em que você deseja que os usuários interajam com seus elementos, mas deseja suprimir o comportamento padrão de selecionar texto ao pressionar longamente ou arrastar o mouse sobre sua interface do usuário.</text:span></text:p>
      <text:p text:style-name="P18"><text:span text:style-name="T1">Você pode fazer isso com </text:span><text:span text:style-name="T4">a user-select </text:span><text:span text:style-name="T1">propriedade CSS, mas cuidado, pois fazer isso no conteúdo pode ser </text:span><text:span text:style-name="Strong_20_Emphasis"><text:span text:style-name="T1">extremamente </text:span></text:span><text:span text:style-name="T1">irritante para os usuários se </text:span><text:soft-page-break/><text:span text:style-name="T1">eles </text:span><text:span text:style-name="Emphasis"><text:span text:style-name="T1">quiserem </text:span></text:span><text:span text:style-name="T1">selecionar o texto no elemento. Portanto, certifique-se de usá-lo com cautela e moderação.</text:span></text:p>
      <text:h text:style-name="P1" text:outline-level="2">Implementar gestos personalizados</text:h>
      <text:p text:style-name="P13"><text:span text:style-name="T23">Se você tem uma ideia de interações e gestos personalizados para o seu site, há dois tópicos a serem lembrados:</text:span></text:p>
      <text:p text:style-name="P25"><text:s text:c="5"/>- Como oferecer suporte a todos os navegadores.</text:p>
      <text:p text:style-name="P25"><text:s text:c="5"/>- Como manter sua taxa de quadros alta.</text:p>
      <text:p text:style-name="P7"/>
      <text:p text:style-name="P19"><text:span text:style-name="T8">Dependendo do que você gostaria que seu gesto fizesse, você provavelmente deseja que o usuário interaja com um elemento por vez </text:span><text:span text:style-name="Emphasis"><text:span text:style-name="T8">ou </text:span></text:span><text:span text:style-name="T8">que ele seja capaz de interagir com vários elementos ao mesmo tempo.</text:span></text:p>
      <text:p text:style-name="P6"/>
      <text:p text:style-name="P8">O primeiro exemplo permitirá que o usuário interaja com um elemento. Nesse caso, você pode querer que todos os eventos de toque sejam dados a esse elemento, desde que o gesto comece inicialmente no próprio elemento. Por exemplo, mover um dedo para fora do elemento deslizante ainda pode controlar o elemento.</text:p>
      <text:p text:style-name="P26"/>
      <text:p text:style-name="P14">Isso é útil porque oferece muita flexibilidade para o usuário, mas impõe uma restrição sobre como o usuário pode interagir com sua IU.</text:p>
      <text:p text:style-name="P6"/>
      <text:p text:style-name="P8">Se, no entanto, você espera que os usuários interajam com vários elementos ao mesmo tempo (usando multitoque), você deve restringir o toque ao elemento específico.</text:p>
      <text:p text:style-name="P26"/>
      <text:p text:style-name="P14">Isso é mais flexível para os usuários, mas complica a lógica de manipulação da IU e é menos resistente a erros do usuário.</text:p>
      <text:p text:style-name="P14"/>
      <text:p text:style-name="P14"/>
      <text:h text:style-name="P1" text:outline-level="2"><text:soft-page-break/>Touch Action</text:h>
      <text:p text:style-name="P14">A propriedade <text:span text:style-name="T25">touch-action </text:span>é uma especificação CSS , e forma uma determinada região que pode ser manipulada pelo usuário através de uma tela sensível ao toque (por exemplo, recursos panorâmicos ou de zoom incorporados no navegador). <text:span text:style-name="T25">Ou seja, determina que um elemento (o que ele abrange </text:span><text:span text:style-name="T26">tambem</text:span><text:span text:style-name="T25">) pode ser manipulad</text:span><text:span text:style-name="T26">o</text:span><text:span text:style-name="T25"> pelo usuario através do toque:</text:span></text:p>
      <text:p text:style-name="P17">touch-action: <text:s/>; </text:p>
      <text:p text:style-name="P16"/>
      <text:p text:style-name="P16"><text:span text:style-name="T19">Valores -</text:span> </text:p>
      <text:p text:style-name="P12"><text:span text:style-name="T28"><text:s text:c="5"/></text:span><text:span text:style-name="T22">auto:</text:span><text:span text:style-name="T28"> </text:span>Ative a manipulação do navegador de todos os gestos de <text:s text:c="2"/></text:p>
      <text:p text:style-name="P12"><text:s text:c="5"/>panorâmica e zoom.</text:p>
      <text:p text:style-name="P10"/>
      <text:p text:style-name="P12"><text:span text:style-name="T27"><text:s text:c="5"/></text:span><text:span text:style-name="T21">n</text:span><text:span text:style-name="T20">one:</text:span><text:span text:style-name="T27"> </text:span>Desative a manipulação do navegador de todos os gestos de </text:p>
      <text:p text:style-name="P12"><text:s text:c="5"/>panorâmica e zoom.</text:p>
      <text:p text:style-name="P11"/>
      <text:p text:style-name="P20"><text:span text:style-name="T6"><text:s text:c="5"/></text:span><text:span text:style-name="T10">p</text:span><text:span text:style-name="T11">an-x:</text:span><text:span text:style-name="T6"> </text:span><text:span text:style-name="T5">Ative gestos de panorâmica horizontal com um único dedo. Pode </text:span></text:p>
      <text:p text:style-name="P20"><text:span text:style-name="T5"><text:s text:c="5"/>ser combinado com </text:span><text:span text:style-name="Strong_20_Emphasis"><text:span text:style-name="T14">pan-y, pan-up, pan-down</text:span></text:span><text:span text:style-name="Strong_20_Emphasis"><text:span text:style-name="T5"> </text:span></text:span><text:span text:style-name="T5">e/ou </text:span><text:span text:style-name="Strong_20_Emphasis"><text:span text:style-name="T14">pinch-zoom</text:span></text:span><text:span text:style-name="T5">.</text:span></text:p>
      <text:p text:style-name="P23"><text:span text:style-name="T17"/></text:p>
      <text:p text:style-name="P20"><text:span text:style-name="T6"><text:s text:c="5"/></text:span><text:span text:style-name="T10">p</text:span><text:span text:style-name="T11">an-y:</text:span><text:span text:style-name="T6"> </text:span><text:span text:style-name="T5">Ative gestos de panorâmica vertical com um dedo. Pode ser </text:span></text:p>
      <text:p text:style-name="P20"><text:span text:style-name="T5"><text:s text:c="5"/>combinado com </text:span><text:span text:style-name="Strong_20_Emphasis"><text:span text:style-name="T5">pan-x, pan-left, pan-right </text:span></text:span><text:span text:style-name="T5">e/ou </text:span><text:span text:style-name="Strong_20_Emphasis"><text:span text:style-name="T5">pinch-zoom</text:span></text:span><text:span text:style-name="T5">.</text:span></text:p>
      <text:p text:style-name="P23"><text:span text:style-name="T17"/></text:p>
      <text:p text:style-name="P20"><text:span text:style-name="T6"><text:s text:c="5"/></text:span><text:span text:style-name="T10">m</text:span><text:span text:style-name="T11">anipulation:</text:span><text:span text:style-name="T6"> </text:span><text:span text:style-name="T5">Ative os gestos de panorâmica e zoom de pinça, mas </text:span></text:p>
      <text:p text:style-name="P20"><text:span text:style-name="T5"><text:s text:c="5"/>desative gestos não padrão adicionais, como toque duplo para </text:span></text:p>
      <text:p text:style-name="P20"><text:span text:style-name="T5"><text:s text:c="5"/>ampliar. Desativar o toque duplo para ampliar elimina a necessidade de </text:span></text:p>
      <text:p text:style-name="P20"><text:span text:style-name="T5"><text:s text:c="5"/>os navegadores atrasarem a geração de eventos de </text:span><text:span text:style-name="Strong_20_Emphasis"><text:span text:style-name="T5">clique </text:span></text:span><text:span text:style-name="T5">quando o </text:span></text:p>
      <text:p text:style-name="P20"><text:span text:style-name="T5"><text:s text:c="5"/>usuário toca na tela. Este é um apelido para "</text:span><text:span text:style-name="Strong_20_Emphasis"><text:span text:style-name="T5">pan-x pan-y pinch-zoom</text:span></text:span><text:span text:style-name="T5">" </text:span></text:p>
      <text:p text:style-name="P20"><text:span text:style-name="T5"><text:s text:c="5"/>(que, para compatibilidade, ainda é válido).</text:span></text:p>
      <text:p text:style-name="P24"><text:span text:style-name="T15"/></text:p>
      <text:p text:style-name="P20"><text:span text:style-name="T6"><text:s text:c="5"/></text:span><text:span text:style-name="T11">pan-left, pan-right, pan-up, pan-down:</text:span><text:span text:style-name="T6"> </text:span><text:span text:style-name="T5">Ative gestos com um único dedo <text:s text:c="5"/></text:span></text:p>
      <text:p text:style-name="P20"><text:span text:style-name="T5"><text:s text:c="5"/>que começam rolando na(s) direção(ões) especificada(s). Após o início da </text:span></text:p>
      <text:p text:style-name="P20"><text:soft-page-break/><text:span text:style-name="T5"><text:s text:c="5"/>rolagem, a direção ainda pode ser invertida. Observe que rolar "para </text:span></text:p>
      <text:p text:style-name="P20"><text:span text:style-name="T5"><text:s text:c="5"/>cima" (</text:span><text:span text:style-name="Strong_20_Emphasis"><text:span text:style-name="T5">pan-up</text:span></text:span><text:span text:style-name="T5">) significa que o usuário está arrastando o dedo para baixo </text:span></text:p>
      <text:p text:style-name="P20"><text:span text:style-name="T5"><text:s text:c="5"/>na superfície da tela e, da mesma forma, </text:span><text:span text:style-name="Strong_20_Emphasis"><text:span text:style-name="T5">pan-esquerda </text:span></text:span><text:span text:style-name="T5">significa que o </text:span></text:p>
      <text:p text:style-name="P20"><text:span text:style-name="T5"><text:s text:c="5"/>usuário está arrastando o dedo para a direita. Várias direções podem ser </text:span></text:p>
      <text:p text:style-name="P20"><text:span text:style-name="T5"><text:s text:c="5"/>combinadas, exceto quando há uma representação mais simples (por </text:span></text:p>
      <text:p text:style-name="P20"><text:span text:style-name="T5"><text:s text:c="5"/>exemplo, </text:span><text:span text:style-name="Strong_20_Emphasis"><text:span text:style-name="T5">"pan-left pan-right</text:span></text:span><text:span text:style-name="T5">" é inválido, pois "</text:span><text:span text:style-name="Strong_20_Emphasis"><text:span text:style-name="T5">pan-x</text:span></text:span><text:span text:style-name="T5">" é mais simples, </text:span></text:p>
      <text:p text:style-name="P20"><text:span text:style-name="T5"><text:s text:c="5"/>mas "</text:span><text:span text:style-name="Strong_20_Emphasis"><text:span text:style-name="T5">pan-left pan-down</text:span></text:span><text:span text:style-name="T5">" é válido).</text:span></text:p>
      <text:p text:style-name="P24"><text:span text:style-name="T15"/></text:p>
      <text:p text:style-name="P20"><text:span text:style-name="T6"><text:s text:c="5"/></text:span><text:span text:style-name="T11">pinch-zoom:</text:span><text:span text:style-name="T6"> </text:span><text:span text:style-name="T5">Ative a panorâmica e o zoom da página com vários </text:span></text:p>
      <text:p text:style-name="P20"><text:span text:style-name="T5"><text:s text:c="5"/>dedos. Isso pode ser combinado com qualquer um dos valores </text:span><text:span text:style-name="Strong_20_Emphasis"><text:span text:style-name="T5">pan</text:span></text:span><text:span text:style-name="T5">.</text:span></text:p>
      <text:h text:style-name="P4" text:outline-level="2">Links</text:h>
      <text:p text:style-name="P15">- <text:a xlink:type="simple" xlink:href="https://web.dev/add-touch-to-your-site/" text:style-name="Internet_20_link" text:visited-style-name="Visited_20_Internet_20_Link">https://web.dev/add-touch-to-your-site/</text:a></text:p>
      <text:p text:style-name="P15">- <text:a xlink:type="simple" xlink:href="https://ferie.medium.com/detect-a-touch-device-with-only-css-9f8e30fa1134" text:style-name="Internet_20_link" text:visited-style-name="Visited_20_Internet_20_Link">https://ferie.medium.com/detect-a-touch-device-with-only-css-9f8e30fa1134</text:a> </text:p>
      <text:p text:style-name="P15">- <text:a xlink:type="simple" xlink:href="https://developer.mozilla.org/pt-BR/docs/Web/CSS/touch-action" text:style-name="Internet_20_link" text:visited-style-name="Visited_20_Internet_20_Link">https://developer.mozilla.org/pt-BR/docs/Web/CSS/touch-action</text:a> 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Open Sans" svg:font-family="'Open Sans', Verdana, Tahoma, serif"/>
    <style:font-face style:name="Segoe UI" svg:font-family="'Segoe UI', system-ui, apple-system, sans-serif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8:23:10.121274549</meta:creation-date>
    <dc:date>2023-07-08T15:55:00.987419031</dc:date>
    <meta:editing-duration>PT2H18M16S</meta:editing-duration>
    <meta:editing-cycles>9</meta:editing-cycles>
    <meta:generator>LibreOffice/7.0.4.2$Linux_X86_64 LibreOffice_project/00$Build-2</meta:generator>
    <meta:document-statistic meta:table-count="0" meta:image-count="0" meta:object-count="0" meta:page-count="4" meta:paragraph-count="51" meta:word-count="753" meta:character-count="4970" meta:non-whitespace-character-count="4103"/>
  </office:meta>
</office:document-meta>
</file>